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InputPlugin.AggregateInput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InputPlugin.getDocument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InputPlugin.getDocume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InputPlugin.process( final Controller controller , final IDocument aggregate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ggregateInputPlugin.getXsl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